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font-size="16pt" style:font-size-asian="16pt" style:font-size-complex="16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6pt" style:font-size-asian="16pt" style:font-size-complex="16pt"/>
    </style:style>
    <style:style style:name="P16" style:family="paragraph" style:parent-style-name="Heading_20_3">
      <style:text-properties fo:font-size="12pt" style:font-size-asian="12pt" style:font-size-complex="12pt"/>
    </style:style>
    <style:style style:name="P17" style:family="paragraph" style:parent-style-name="Heading_20_2">
      <style:text-properties fo:font-size="14pt" style:font-size-asian="14pt" style:font-size-complex="14pt"/>
    </style:style>
    <style:style style:name="P18"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9/11/2019</text:p>
      <text:p text:style-name="P2"/>
      <text:p text:style-name="P2">Version 0.0.5</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2">Introduction<text:tab/>3</text:p>
          <text:p text:style-name="P12">What is the Meaning of All This?<text:tab/>3</text:p>
          <text:p text:style-name="P12">Ok.. But...Why?<text:tab/>3</text:p>
          <text:p text:style-name="P12">Aim for Excellence<text:tab/>4</text:p>
          <text:p text:style-name="P12">Listen to Expertise<text:tab/>4</text:p>
          <text:p text:style-name="P12">Be Silent<text:tab/>4</text:p>
          <text:p text:style-name="P12">These Things Take Time...<text:tab/>4</text:p>
          <text:p text:style-name="P12">Logical Fallacies<text:tab/>4</text:p>
          <text:p text:style-name="P12">The Dunning-Kruger Effect<text:tab/>4</text:p>
          <text:p text:style-name="P12">Must Have a Good Sense of Humour...<text:tab/>4</text:p>
          <text:p text:style-name="P12">On the Subject of Good and Evil...<text:tab/>4</text:p>
          <text:p text:style-name="P12">Mastery of Belief<text:tab/>5</text:p>
          <text:p text:style-name="P12">Mastery of Emotions<text:tab/>5</text:p>
          <text:p text:style-name="P11">Anger<text:tab/>5</text:p>
          <text:p text:style-name="P10">Anger as an Emotional Response<text:tab/>5</text:p>
          <text:p text:style-name="P10">Anger as a Grudge<text:tab/>5</text:p>
          <text:p text:style-name="P11">Jealousy<text:tab/>5</text:p>
          <text:p text:style-name="P11">The Mind Killers – Fear and Guilt<text:tab/>5</text:p>
          <text:p text:style-name="P11">Sadness<text:tab/>5</text:p>
          <text:p text:style-name="P11">Love<text:tab/>5</text:p>
          <text:p text:style-name="P12">Caring for your Meat Suit – Keeping Clean<text:tab/>6</text:p>
          <text:p text:style-name="P12">Caring for your Meat Suit – Physical Fitness<text:tab/>6</text:p>
          <text:p text:style-name="P11">Start Slow<text:tab/>6</text:p>
          <text:p text:style-name="P12">Caring for your Meat Suit – Eating Well<text:tab/>6</text:p>
          <text:p text:style-name="P11">What about Eating Animals?<text:tab/>6</text:p>
          <text:p text:style-name="P12">Caring for your Meat Suit – Sexuality<text:tab/>7</text:p>
          <text:p text:style-name="P11">Abstinence<text:tab/>7</text:p>
          <text:p text:style-name="P11">The End of the Relationship<text:tab/>7</text:p>
          <text:p text:style-name="P11">Masturbation<text:tab/>7</text:p>
          <text:p text:style-name="P12">Caring for your Meat Suit – Family<text:tab/>7</text:p>
          <text:p text:style-name="P11">Children<text:tab/>7</text:p>
          <text:p text:style-name="P11">Responsible Adults<text:tab/>7</text:p>
          <text:p text:style-name="P12">Caring for your Meat Suit – Music<text:tab/>7</text:p>
          <text:p text:style-name="P12">Caring for your Meat Suit – Lying<text:tab/>8</text:p>
          <text:p text:style-name="P11">Is there any time Lying is a Positive Thing?<text:tab/>8</text:p>
          <text:p text:style-name="P11">Is there any time Lying is Always a Negative Thing?<text:tab/>8</text:p>
          <text:p text:style-name="P12">Caring for your Meat Suit – Drugs<text:tab/>8</text:p>
          <text:p text:style-name="P11">Drugs as Sacrament<text:tab/>8</text:p>
          <text:p text:style-name="P12">Caring for your Meat Suit – Final Thoughts<text:tab/>8</text:p>
          <text:p text:style-name="P11">For Those Who are Interested<text:tab/>8</text:p>
          <text:p text:style-name="P11">For Those Who are Not<text:tab/>8</text:p>
        </text:index-body>
      </text:table-of-content>
      <text:p text:style-name="P3"/>
      <text:h text:style-name="P14"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7529657484891831321" text:style-name="L1">
        <text:list-item>
          <text:p text:style-name="P18">The Kingdom of God is within you.</text:p>
        </text:list-item>
        <text:list-item>
          <text:p text:style-name="P18">As above, so below.</text:p>
        </text:list-item>
        <text:list-item>
          <text:p text:style-name="P18">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5"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3"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P15"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3"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6"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6"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7"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7" text:outline-level="2">Love</text:h>
      <text:p text:style-name="P6">Learn to love our species. Learn to love each other. Learn to love the world. Learn to love the universe. Be excellent to each other.</text:p>
      <text:h text:style-name="P15"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4"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4"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30T03:20:30</dc:date>
    <dc:creator>Burton Alexander</dc:creator>
    <meta:editing-duration>P13DT11H4M20S</meta:editing-duration>
    <meta:editing-cycles>151</meta:editing-cycles>
    <meta:generator>OpenOffice/4.1.6$Unix OpenOffice.org_project/416m1$Build-9790</meta:generator>
    <meta:document-statistic meta:table-count="0" meta:image-count="0" meta:object-count="0" meta:page-count="8" meta:paragraph-count="154" meta:word-count="2244" meta:character-count="12877"/>
  </office:meta>
</office:document-meta>
</file>